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0pt" fo:language="de" fo:country="DE" style:font-size-asian="10pt" style:font-size-complex="10pt"/>
    </style:style>
    <style:style style:name="P2" style:family="paragraph" style:parent-style-name="Standard">
      <style:text-properties style:font-name="Courier New" fo:font-size="10pt" fo:language="de" fo:country="DE" officeooo:rsid="0004eb4a" officeooo:paragraph-rsid="0004eb4a" style:font-size-asian="10pt" style:font-size-complex="10pt"/>
    </style:style>
    <style:style style:name="P3" style:family="paragraph" style:parent-style-name="Standard">
      <style:text-properties style:font-name="Courier New" fo:font-size="10pt" fo:language="de" fo:country="DE" officeooo:rsid="000513df" officeooo:paragraph-rsid="000513df" style:font-size-asian="10pt" style:font-size-complex="10pt"/>
    </style:style>
    <style:style style:name="T1" style:family="text">
      <style:text-properties fo:font-style="italic" fo:font-weight="bold" style:font-weight-asian="bold" style:font-weight-complex="bold"/>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Muehlen, M. Z., &amp; Recker, J. (2008). How much language is enough? Theoretical and practical use of the business process modeling notation. </text:span><text:span text:style-name="T1">Advanced information systems engineering - Proceedings 20th International Conference on Advanced Information Systems Engineering</text:span><text:span text:style-name="T2">, 465-479.</text:span> </text:p>
      <text:p text:style-name="P1"/>
      <text:p text:style-name="P2">In diesem Artikel untersuchen die Autoren wie häufig Elemente aus aus der BPMN Spezifikationssprache in Lehre (z.B. Seminare), Praxis (z.B. Beratungsprojekte) und im generellen Gebrauch (hier Internetrecherche) verwendet werden. Hierbei wird ebenfalls untersucht, ob es möglich ist die Komplexität von BPMN zu reduzieren, falls bereitgestellte Elemente der Spezifikation sich als Irrelevant herausstellen. </text:p>
      <text:p text:style-name="P2">Die entsprechend gruppierten Diagramme werden entsprechend der verwendeten Elemente statistisch ausgewertet und analysiert.</text:p>
      <text:p text:style-name="P3">Dieser Artikel wurde zunächst von mir ausgewählt um einen Überblick zu bekommen, wie sinnvoll BPMN bisher umgesetzt ist und wo es ggf noch schwächen, jedoch waren die angenommen Informationen nicht enthalten. Deshalb wird der Artikel erst einmal nicht in die Ausarbeitung aufgenommen. Die Ergebnisse der im Artikel durchgeführten Untersuchen könnten aber gegeben falls dazu verwendet werden, um eine eventuelles Ausarbeitungsthema sinnvoll zu kürzen, bzw. zu fokus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5:59:44.868000000</meta:creation-date>
    <dc:date>2016-05-19T18:06:40.357000000</dc:date>
    <meta:editing-duration>PT6M35S</meta:editing-duration>
    <meta:editing-cycles>1</meta:editing-cycles>
    <meta:document-statistic meta:table-count="0" meta:image-count="0" meta:object-count="0" meta:page-count="1" meta:paragraph-count="4" meta:word-count="168" meta:character-count="1277" meta:non-whitespace-character-count="1111"/>
    <meta:generator>LibreOffice/5.0.6.3$Windows_x86 LibreOffice_project/490fc03b25318460cfc54456516ea2519c11d1aa</meta:generator>
  </office:meta>
</office:document-meta>
</file>